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765a" officeooo:paragraph-rsid="0012765a"/>
    </style:style>
    <style:style style:name="P2" style:family="paragraph" style:parent-style-name="Standard" style:list-style-name="L1">
      <style:text-properties officeooo:rsid="0013b71d" officeooo:paragraph-rsid="0013b71d"/>
    </style:style>
    <style:style style:name="P3" style:family="paragraph" style:parent-style-name="Standard" style:list-style-name="L1">
      <style:text-properties officeooo:rsid="001654c9" officeooo:paragraph-rsid="001654c9"/>
    </style:style>
    <style:style style:name="P4" style:family="paragraph" style:parent-style-name="Standard" style:list-style-name="L1">
      <style:text-properties officeooo:rsid="0014b9dc" officeooo:paragraph-rsid="0014b9dc"/>
    </style:style>
    <style:style style:name="P5" style:family="paragraph" style:parent-style-name="Standard" style:list-style-name="L1">
      <style:text-properties officeooo:rsid="0016a7e1" officeooo:paragraph-rsid="0016a7e1"/>
    </style:style>
    <style:style style:name="T1" style:family="text">
      <style:text-properties style:text-position="super 58%"/>
    </style:style>
    <style:style style:name="T2" style:family="text">
      <style:text-properties officeooo:rsid="0014b9d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23<text:span text:style-name="T1">rd</text:span>, 2023</text:p>
      <text:p text:style-name="P1">Kitkat Dambeck</text:p>
      <text:p text:style-name="P1">Painting 1<text:span text:style-name="T2">B</text:span></text:p>
      <text:p text:style-name="P1"/>
      <text:list xml:id="list3550040191" text:style-name="L1">
        <text:list-item>
          <text:p text:style-name="P2">Analytical <text:span text:style-name="T2">Cubism</text:span>.</text:p>
          <text:list>
            <text:list-item>
              <text:p text:style-name="P3">Art movement from 1907-1912.</text:p>
            </text:list-item>
            <text:list-item>
              <text:p text:style-name="P2">Limited pallet.</text:p>
              <text:list>
                <text:list-item>
                  <text:p text:style-name="P2">Grey, brown, black, dark green.</text:p>
                </text:list-item>
                <text:list-item>
                  <text:p text:style-name="P2"><text:span text:style-name="T2">S</text:span>tructure &gt; colorful. </text:p>
                </text:list-item>
              </text:list>
            </text:list-item>
            <text:list-item>
              <text:p text:style-name="P2">Perspective.</text:p>
              <text:list>
                <text:list-item>
                  <text:p text:style-name="P2">Straight perspective creates a realistic impression of depth.</text:p>
                </text:list-item>
                <text:list-item>
                  <text:p text:style-name="P2">Reverse perspective.</text:p>
                  <text:list>
                    <text:list-item>
                      <text:p text:style-name="P2">Creates the opposite distortion of straight perspective.</text:p>
                    </text:list-item>
                    <text:list-item>
                      <text:p text:style-name="P2">Vanishing point is at the camera. </text:p>
                    </text:list-item>
                  </text:list>
                </text:list-item>
                <text:list-item>
                  <text:p text:style-name="P2">Cubism’s goal is to distort, multiply, and transform perspective.</text:p>
                </text:list-item>
              </text:list>
            </text:list-item>
            <text:list-item>
              <text:p text:style-name="P4">Thing that can only exist as a painted image. </text:p>
            </text:list-item>
          </text:list>
        </text:list-item>
        <text:list-item>
          <text:p text:style-name="P2">Art.</text:p>
          <text:list>
            <text:list-item>
              <text:p text:style-name="P5">Might go look back at the slide show again, might not <text:s/>:)</text:p>
            </text:list-item>
            <text:list-item>
              <text:p text:style-name="P4">David Hockney.</text:p>
              <text:list>
                <text:list-item>
                  <text:p text:style-name="P4">Made a series of photos, to create a 360 esk perspective. Later moved into painting with the same methodology. </text:p>
                </text:list-item>
                <text:list-item>
                  <text:p text:style-name="P4">Woldgate Woods. 2006.</text:p>
                  <text:list>
                    <text:list-item>
                      <text:p text:style-name="P4">Six panels of wooded path, bending with perspective to seem and grounded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7:09:29.947431544</meta:creation-date>
    <dc:date>2023-01-24T13:44:17.006945420</dc:date>
    <meta:editing-duration>PT16M4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32" meta:character-count="767" meta:non-whitespace-character-count="669"/>
  </office:meta>
</office:document-meta>
</file>